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position="super 58%" style:font-name="Times New Roman"/>
    </style:style>
    <style:style style:name="T4" style:family="text">
      <style:text-properties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William de Hirsch Gereuth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<text:s/>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23, 1897</text:p>
      <text:p text:style-name="P2">Month<text:tab/><text:tab/><text:tab/><text:tab/><text:tab/><text:tab/>June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vailable in Box 19, FF 10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5">2 Rue del' Elys<text:span text:style-name="T1">é</text:span><text:span text:style-name="T2">e./</text:span></text:p>
      <text:p text:style-name="P5"><text:span text:style-name="T2">Paris, June 23</text:span><text:span text:style-name="T3">rd</text:span><text:span text:style-name="T4">. 1897./</text:span></text:p>
      <text:p text:style-name="P6">The Rev. S. Morais<text:tab/><text:tab/>Philadelphia/</text:p>
      <text:p text:style-name="P6">Dear Sir,/</text:p>
      <text:p text:style-name="P4"><text:span text:style-name="T4"><text:tab/>In reply to your letter of April 1</text:span><text:span text:style-name="T3">st</text:span><text:span text:style-name="T4">. I have/ instructed The Hon. Oscar S. Straus in New York to hand/ over to the Treasurer of the "Jew. Theol. Seminary Association"/ the amount of $6000 (Six Thousand Dollars) for this Institution/ and would be pleased to hear in what way this sum has been/ applied./</text:span></text:p>
      <text:p text:style-name="P4"><text:span text:style-name="T4"><text:tab/>Yours very truly/ W</text:span><text:span text:style-name="T3">m</text:span><text:span text:style-name="T4"> de Hirsch Gereuth/</text:span></text:p>
      <text:p text:style-name="P6"/>
      <text:p text:style-name="P4"><text:span text:style-name="T4">The Rev. S. Morais, 546 N. 5</text:span><text:span text:style-name="T3">th</text:span><text:span text:style-name="T4"> Street/ Philadelphi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4:44:21.85</meta:creation-date>
    <dc:date>2012-03-26T13:56:39.64</dc:date>
    <dc:creator>Penn Libraries</dc:creator>
    <meta:editing-duration>PT00H12M1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62" meta:character-count="1804"/>
  </office:meta>
</office:document-meta>
</file>